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40000008EFCDD0C2E.png" manifest:media-type="image/png"/>
  <manifest:file-entry manifest:full-path="Pictures/10000001000001CD000000ACA076338B.png" manifest:media-type="image/png"/>
  <manifest:file-entry manifest:full-path="Pictures/10000001000000D60000012F398B30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RNazanin" svg:font-family="IRNazanin" style:font-pitch="variable"/>
    <style:font-face style:name="IRTitr" svg:font-family="IRTitr" style:font-pitch="variable"/>
    <style:font-face style:name="IRZar" svg:font-family="IRZar"/>
    <style:font-face style:name="IRZar1" svg:font-family="IRZar" style:font-pitch="variable"/>
    <style:font-face style:name="IranNastaliq" svg:font-family="IranNastaliq" style:font-family-generic="roman" style:font-pitch="variable"/>
    <style:font-face style:name="IranNastaliq1" svg:font-family="IranNastaliq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0847in" fo:margin-left="-0.1771in" fo:margin-top="0in" fo:margin-bottom="0in" table:align="left" style:writing-mode="rl-tb"/>
    </style:style>
    <style:style style:name="Table1.A" style:family="table-column">
      <style:table-column-properties style:column-width="7.0847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left="0.0417in 0.0104in 0.0104in" style:border-line-width-right="0.0104in 0.0104in 0.0417in" style:border-line-width-top="0.0104in 0.0104in 0.0417in" fo:padding-left="0.075in" fo:padding-right="0.075in" fo:padding-top="0in" fo:padding-bottom="0in" fo:border-left="4.5pt double #000000" fo:border-right="4.5pt double #000000" fo:border-top="4.5pt double #000000" fo:border-bottom="0.75pt solid #000000" style:writing-mode="rl-tb"/>
    </style:style>
    <style:style style:name="Table1.A2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75pt solid #000000" fo:border-bottom="0.75pt solid #000000" style:writing-mode="rl-tb"/>
    </style:style>
    <style:style style:name="Table1.A3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75pt solid #000000" fo:border-bottom="0.5pt solid #000000" style:writing-mode="rl-tb"/>
    </style:style>
    <style:style style:name="Table1.A5" style:family="table-cell">
      <style:table-cell-properties style:border-line-width-left="0.0417in 0.0104in 0.0104in" style:border-line-width-right="0.0104in 0.0104in 0.0417in" fo:padding-left="0.075in" fo:padding-right="0.075in" fo:padding-top="0in" fo:padding-bottom="0in" fo:border-left="4.5pt double #000000" fo:border-right="4.5pt double #000000" fo:border-top="0.5pt solid #000000" fo:border-bottom="0.5pt solid #000000" style:writing-mode="rl-tb"/>
    </style:style>
    <style:style style:name="Table1.A6" style:family="table-cell">
      <style:table-cell-properties style:border-line-width-left="0.0417in 0.0104in 0.0104in" style:border-line-width-right="0.0104in 0.0104in 0.0417in" style:border-line-width-bottom="0.0417in 0.0104in 0.0104in" fo:padding-left="0.075in" fo:padding-right="0.075in" fo:padding-top="0in" fo:padding-bottom="0in" fo:border-left="4.5pt double #000000" fo:border-right="4.5pt double #000000" fo:border-top="0.5pt solid #000000" fo:border-bottom="4.5pt double #000000" style:writing-mode="rl-tb"/>
    </style:style>
    <style:style style:name="P1" style:family="paragraph" style:parent-style-name="Header">
      <style:paragraph-properties fo:margin-left="-0.3937in" fo:margin-right="-0.2957in" fo:text-align="end" style:justify-single-word="false" style:writing-mode="rl-tb"/>
    </style:style>
    <style:style style:name="P2" style:family="paragraph" style:parent-style-name="Footer">
      <style:paragraph-properties fo:text-align="center" style:justify-single-word="false" style:writing-mode="rl-tb"/>
      <style:text-properties style:font-name-complex="IRZar1"/>
    </style:style>
    <style:style style:name="P3" style:family="paragraph" style:parent-style-name="Footer">
      <style:text-properties style:font-name-complex="IRZar1" style:font-size-complex="9pt"/>
    </style:style>
    <style:style style:name="P4" style:family="paragraph" style:parent-style-name="List_20_Paragraph">
      <style:paragraph-properties fo:margin-left="4in" fo:margin-top="0in" fo:margin-bottom="0in" style:contextual-spacing="true" fo:line-height="100%" fo:text-align="center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10pt" style:font-size-asian="10pt" style:font-name-complex="IRNazanin" style:font-size-complex="10pt" style:language-complex="fa" style:country-complex="IR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style:font-name="IRNazanin" style:font-name-complex="IRNazanin"/>
    </style:style>
    <style:style style:name="P8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6pt" fo:font-weight="bold" style:font-size-asian="6pt" style:font-weight-asian="bold" style:font-name-complex="IRNazanin" style:font-size-complex="6pt" style:font-weight-complex="bold"/>
    </style:style>
    <style:style style:name="P9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style:font-name="IranNastaliq" fo:font-size="13pt" style:font-size-asian="13pt" style:font-name-complex="IranNastaliq1" style:font-size-complex="13pt"/>
    </style:style>
    <style:style style:name="P10" style:family="paragraph" style:parent-style-name="Header">
      <style:paragraph-properties fo:margin-left="0.1028in" fo:margin-right="-0.2957in" fo:text-align="end" style:justify-single-word="false" fo:text-indent="-0.0016in" style:auto-text-indent="false" style:writing-mode="rl-tb">
        <style:tab-stops>
          <style:tab-stop style:position="6.5in" style:type="right"/>
        </style:tab-stops>
      </style:paragraph-properties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P11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fo:font-size="9pt" style:font-size-asian="9pt" style:font-name-complex="B Nazanin" style:font-size-complex="9pt"/>
    </style:style>
    <style:style style:name="P12" style:family="paragraph" style:parent-style-name="List_20_Paragraph" style:list-style-name="WWNum47">
      <style:paragraph-properties fo:margin-top="0in" fo:margin-bottom="0in" style:contextual-spacing="true" fo:line-height="100%" fo:text-align="justify" style:justify-single-word="false" style:writing-mode="rl-tb">
        <style:tab-stops>
          <style:tab-stop style:position="0.2181in" style:type="right"/>
          <style:tab-stop style:position="4.3528in"/>
        </style:tab-stops>
      </style:paragraph-properties>
      <style:text-properties style:font-name="IRNazanin" fo:font-size="8pt" fo:font-weight="bold" style:font-size-asian="8pt" style:font-weight-asian="bold" style:font-name-complex="IRNazanin" style:font-size-complex="8pt" style:font-weight-complex="bold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fo:font-size="10pt" fo:font-weight="normal" style:font-size-asian="10pt" style:font-weight-asian="normal" style:font-name-complex="IRTitr" style:font-size-complex="10pt" style:font-weight-complex="normal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style:writing-mode="rl-tb"/>
      <style:text-properties fo:font-size="10pt" fo:font-weight="bold" style:font-size-asian="10pt" style:font-weight-asian="bold" style:font-name-complex="IRTitr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style:font-size-asian="10pt" style:font-weight-asian="bold" style:font-name-complex="IRZar1" style:font-size-complex="10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end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style:font-size-asian="10pt" style:font-weight-asian="bold" style:font-name-complex="IRZar1" style:font-size-complex="10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text-align="end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officeooo:paragraph-rsid="001ea464" style:font-size-asian="10pt" style:font-weight-asian="bold" style:font-name-complex="IRZar1" style:font-size-complex="10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 fo:text-align="justify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style:font-size-asian="10pt" style:font-weight-asian="bold" style:font-name-complex="IRZar1" style:font-size-complex="10pt" style:language-complex="fa" style:country-complex="IR" style:font-weight-complex="bold"/>
    </style:style>
    <style:style style:name="P19" style:family="paragraph" style:parent-style-name="Standard">
      <style:paragraph-properties fo:margin-top="0in" fo:margin-bottom="0in" style:contextual-spacing="false" fo:line-height="100%" fo:text-align="start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style:font-size-asian="10pt" style:font-weight-asian="bold" style:font-name-complex="IRZar1" style:font-size-complex="10pt" style:language-complex="fa" style:country-complex="IR" style:font-weight-complex="bold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style:writing-mode="rl-tb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fo:font-weight="bold" style:font-size-asian="10pt" style:font-weight-asian="bold" style:font-name-complex="IRZar1" style:font-size-complex="10pt" style:language-complex="fa" style:country-complex="IR" style:font-weight-complex="bold"/>
    </style:style>
    <style:style style:name="P21" style:family="paragraph" style:parent-style-name="Standard">
      <style:paragraph-properties fo:margin-top="0in" fo:margin-bottom="0in" style:contextual-spacing="false" fo:line-height="100%" fo:text-align="justify" style:justify-single-word="false" style:writing-mode="rl-tb"/>
      <style:text-properties fo:font-size="8pt" fo:font-weight="bold" style:font-size-asian="8pt" style:font-weight-asian="bold" style:font-name-complex="B Titr" style:font-size-complex="8pt" style:font-weight-complex="bold"/>
    </style:style>
    <style:style style:name="P22" style:family="paragraph" style:parent-style-name="Standard">
      <style:paragraph-properties fo:text-align="end" style:justify-single-word="false" style:writing-mode="rl-tb"/>
      <style:text-properties fo:font-size="8pt" fo:font-weight="bold" style:font-size-asian="8pt" style:font-weight-asian="bold" style:font-name-complex="IRNazanin" style:font-size-complex="8pt" style:font-weight-complex="bold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IranNastaliq" fo:font-size="13pt" style:font-size-asian="13pt" style:font-name-complex="IranNastaliq1" style:font-size-complex="13pt"/>
    </style:style>
    <style:style style:name="T2" style:family="text"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T3" style:family="text">
      <style:text-properties fo:font-size="9pt" style:font-size-asian="9pt" style:font-name-complex="B Nazanin" style:font-size-complex="9pt"/>
    </style:style>
    <style:style style:name="T4" style:family="text">
      <style:text-properties style:font-name="Times New Roman1"/>
    </style:style>
    <style:style style:name="T5" style:family="text">
      <style:text-properties fo:font-size="8pt" fo:font-weight="bold" style:font-size-asian="8pt" style:font-weight-asian="bold" style:font-name-complex="B Titr" style:font-size-complex="8pt" style:font-weight-complex="bold"/>
    </style:style>
    <style:style style:name="T6" style:family="text">
      <style:text-properties fo:font-size="6pt" fo:font-weight="bold" style:font-size-asian="6pt" style:font-weight-asian="bold" style:font-name-complex="B Nazanin" style:font-size-complex="6pt" style:font-weight-complex="bold"/>
    </style:style>
    <style:style style:name="T7" style:family="text">
      <style:text-properties style:language-complex="fa" style:country-complex="IR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style:font-weight-asian="normal" style:language-complex="fa" style:country-complex="IR" style:font-weight-complex="normal"/>
    </style:style>
    <style:style style:name="T10" style:family="text">
      <style:text-properties officeooo:rsid="001cf91f"/>
    </style:style>
    <style:style style:name="T11" style:family="text">
      <style:text-properties style:font-name="IRZar" officeooo:rsid="001cf91f" style:font-name-asian="IRZar" style:font-name-complex="IRZar"/>
    </style:style>
    <style:style style:name="T12" style:family="text">
      <style:text-properties style:font-name="IRNazanin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style:style style:name="gr1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7.3043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035in" svg:stroke-color="#d8d8d8" draw:stroke-linejoin="round" draw:fill="none" loext:fill-use-slide-background="false" draw:textarea-vertical-align="top" draw:auto-grow-height="false" fo:min-height="0in" fo:min-width="0.6634in" fo:padding-top="0.0492in" fo:padding-bottom="0.0492in" fo:padding-left="0.0984in" fo:padding-right="0.0984in" fo:wrap-option="wrap" loext:decorative="false" fo:margin-left="0in" fo:margin-right="0.0154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6.7626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بسمه تعالی</text:p>
      <text:p text:style-name="P21" loext:marker-style-name="T5"/>
      <text:p text:style-name="P14">حكم ماموريت موقت ماموران اعزامی دانشگاه آزاد اسلامی به خارج از كشور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نام و نام خانوادگی:<text:span text:style-name="T7"> </text:span><text:span text:style-name="T9">سعید سرکاراتی</text:span></text:p>
            <text:p text:style-name="P15">عنوان پست سازمانی: <text:s text:c="2"/><text:span text:style-name="T8">معاون دانش‌آموزی باشگاه پژوهشگران جوان و نخبگان</text:span></text:p>
            <text:p text:style-name="P18">محل خدمت: <text:span text:style-name="T8">سازمان مرکزی – باشگاه پژوهشگران جوان و نخبگان</text:span></text:p>
            <text:p text:style-name="P15">محل ماموريت : <text:span text:style-name="T8">کشور عراق – شهر نجف اشرف</text:span></text:p>
            <text:p text:style-name="P15">تاريخ ماموريت: </text:p>
            <text:p text:style-name="P15">از تاريخ:<text:span text:style-name="T8"> <text:s text:c="5"/>۱۴۰۴/۲/۵ <text:s text:c="7"/></text:span>لغایت <text:s text:c="2"/><text:span text:style-name="T8">۱۴۰۴/۲/۹</text:span></text:p>
            <text:p text:style-name="P15">مدت ماموريت:<text:span text:style-name="T8"> <text:s text:c="3"/>۵ <text:s text:c="4"/></text:span>روز</text:p>
            <text:p text:style-name="P15">شرح ماموريت: <text:span text:style-name="T8">شرکت در رویدار بین‌المللی عصر امید – همایش بین‌المللی هوش مصنوعی در نجف اشرف</text:span></text:p>
            <text:p text:style-name="P15"/>
            <text:p text:style-name="P15">شماره و تاریخ صورتجلسه شورای سفرهای خارج از کشور: شماره <text:s text:c="36"/>تاریخ</text:p>
            <text:p text:style-name="P15"/>
            <text:p text:style-name="P15"/>
            <text:p text:style-name="P15"><text:s text:c="162"/>محل امضاء :</text:p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5">هزينه هاي جانبي ماموريت: </text:p>
            <text:p text:style-name="P15">* آيا از امكانات هتل و غذا در محل ماموريت استفاده می‌شود؟ <text:s/>بلی<text:span text:style-name="T11">▪</text:span> <text:s text:c="28"/>خير <text:span text:style-name="T11">□</text:span></text:p>
            <text:p text:style-name="P15">*نوع وسيله رفت و برگشت: <text:s text:c="3"/><text:span text:style-name="T8">هوایی</text:span></text:p>
            <text:p text:style-name="P15">* آيا از هزينه و امكانات دانشگاه جهت رفت و آمد در محل ماموريت استفاده می‌شود؟ <text:s text:c="4"/><text:span text:style-name="T8">بلی</text:span></text:p>
            <text:p text:style-name="P15">عنوان پست سازمانی مدیر مربوطه:</text:p>
            <text:p text:style-name="P15">نام و نام خانوادگی <text:s text:c="84"/>امضاء و تاييد مدير مربوطه</text:p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15">مبلغ حق ماموريت روزانه: <text:s/></text:p>
            <text:p text:style-name="P15">جمع كل فوق العاده ماموريت: <text:s text:c="2"/></text:p>
            <text:p text:style-name="P15"><text:span text:style-name="T7">مدیرکل </text:span>سرمایه انسانی و مهندسی ساختار: دکتر عباس آقایی <text:s text:c="68"/>امضاء</text:p>
            <text:p text:style-name="P15"/>
          </table:table-cell>
        </table:table-row>
        <table:table-row table:style-name="Table1.1">
          <table:table-cell table:style-name="Table1.A3" office:value-type="string">
            <text:p text:style-name="P16">معاون بین الملل و امور دانشجویان غیر ایرانی: <text:span text:style-name="T7">دکتر محمود محمدی</text:span></text:p>
            <text:p text:style-name="P19"/>
            <text:p text:style-name="P20"><text:s text:c="82"/>امضاء</text:p>
          </table:table-cell>
        </table:table-row>
        <table:table-row table:style-name="Table1.1">
          <table:table-cell table:style-name="Table1.A5" office:value-type="string">
            <text:p text:style-name="P15"><text:span text:style-name="T7">معاون </text:span>توسعه و مدیریت منابع دانشگاه: دکتر داریوش جاوید <text:s text:c="59"/>امضاء</text:p>
            <text:p text:style-name="P15"/>
            <text:p text:style-name="P15"/>
          </table:table-cell>
        </table:table-row>
        <table:table-row table:style-name="Table1.1">
          <table:table-cell table:style-name="Table1.A6" office:value-type="string">
            <text:p text:style-name="P15">تصویب کننده:</text:p>
            <text:p text:style-name="P17"><text:tab/><text:tab/>دکتر محمدمهدی طهرانچی</text:p>
            <text:p text:style-name="P17"><text:tab/><text:tab/>رئیس دانشگاه آزاد اسلامی</text:p>
            <text:p text:style-name="P15"/>
          </table:table-cell>
        </table:table-row>
      </table:table>
      <text:p text:style-name="P22"><text:span text:style-name="T12"/></text:p>
      <text:p text:style-name="P22"><text:span text:style-name="T12">رونوشت: </text:span></text:p>
      <text:list text:style-name="WWNum47">
        <text:list-item>
          <text:p text:style-name="P12">جناب آقای مهندس علمشاهی، رییس محترم مرکز اداری، مالی و پشتیبانی سازمان مرکزی دانشگاه جهت استحضار و صدور دستور اقدام مقتضی</text:p>
        </text:list-item>
        <text:list-item>
          <text:p text:style-name="P12">جناب آقای دکتر گیوکی، مدیرکل محترم امور مالی، صندوق رفاه و تسهیلات اعتباری دانشگاه جهت استحضار و صدوردستور اقدام مقتضی</text:p>
        </text:list-item>
        <text:list-item>
          <text:p text:style-name="P12">جناب آقای دکتر آقایی، مدیرکل محترم امور اداری و منابع انسانی دانشگاه جهت استحضار و صدور دستور اقدام مقتضی</text:p>
        </text:list-item>
      </text:list>
      <text:p text:style-name="P6"/>
      <text:p text:style-name="P6"><text:soft-page-break/></text:p>
      <text:p text:style-name="P8"/>
      <text:p text:style-name="P8"/>
      <text:p text:style-name="P4"/>
      <text:p text:style-name="P7"/>
      <text:p text:style-name="P5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B Nazanin" svg:font-family="'B Nazanin'" style:font-family-generic="system" style:font-pitch="variable"/>
    <style:font-face style:name="B Titr" svg:font-family="'B Tit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IRNazanin" svg:font-family="IRNazanin" style:font-pitch="variable"/>
    <style:font-face style:name="IRTitr" svg:font-family="IRTitr" style:font-pitch="variable"/>
    <style:font-face style:name="IRZar" svg:font-family="IRZar"/>
    <style:font-face style:name="IRZar1" svg:font-family="IRZar" style:font-pitch="variable"/>
    <style:font-face style:name="IranNastaliq" svg:font-family="IranNastaliq" style:font-family-generic="roman" style:font-pitch="variable"/>
    <style:font-face style:name="IranNastaliq1" svg:font-family="IranNastaliq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  <style:text-properties fo:font-size="10pt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 loext:linked-style-name="Footer"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dex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weight="bold" style:font-weight-asian="bold" style:font-weight-complex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bold" style:font-weight-asian="bold" style:font-weight-complex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fo:font-weight="bold" style:font-size-asian="10pt" style:font-weight-asian="bold" style:font-name-complex="B Titr" style:font-family-complex="'B Titr'" style:font-family-generic-complex="system" style:font-pitch-complex="variable" style:font-size-complex="10pt" style:font-weight-complex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font-size="10pt" fo:font-weight="bold" style:font-size-asian="10pt" style:font-weight-asian="bold" style:font-name-complex="B Nazanin" style:font-family-complex="'B Nazanin'" style:font-family-generic-complex="system" style:font-pitch-complex="variable" style:font-size-complex="10pt" style:font-weight-complex="bold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font-size="9pt" fo:font-weight="bold" style:font-size-asian="9pt" style:font-weight-asian="bold" style:font-name-complex="B Titr" style:font-family-complex="'B Titr'" style:font-family-generic-complex="system" style:font-pitch-complex="variable" style:font-size-complex="9pt" style:font-weight-complex="bold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font-size="12pt" fo:font-weight="normal" style:font-size-asian="12pt" style:font-weight-asian="normal" style:font-name-complex="B Nazanin" style:font-family-complex="'B Nazanin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 style:font-weight-complex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 style:font-weight-complex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fo:font-size="9pt" fo:font-weight="normal" style:font-size-asian="9pt" style:font-weight-asian="normal" style:font-name-complex="B Titr" style:font-family-complex="'B Titr'" style:font-family-generic-complex="system" style:font-pitch-complex="variable" style:font-size-complex="9pt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fo:font-size="13pt" style:font-size-asian="13pt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weight="bold" style:font-weight-asian="bold" style:font-weight-complex="bold"/>
    </style:style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272" style:display-name="ListLabel 272" style:family="text">
      <style:text-properties style:font-name-complex="Courier New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" style:font-family-complex="'Courier New'" style:font-family-generic-complex="system" style:font-pitch-complex="variable"/>
    </style:style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fo:font-size="11pt" fo:font-weight="bold" style:font-size-asian="11pt" style:font-weight-asian="bold" style:font-size-complex="11pt" style:font-weight-complex="bold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fo:font-size="12pt" fo:font-weight="bold" style:font-size-asian="12pt" style:font-weight-asian="bold" style:font-name-complex="B Nazanin" style:font-family-complex="'B Nazanin'" style:font-family-generic-complex="system" style:font-pitch-complex="variable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fo:font-weight="bold" style:font-weight-asian="bold" style:font-weight-complex="bold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fo:font-weight="bold" style:font-weight-asian="bold" style:font-weight-complex="bold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fo:font-size="9pt" style:text-underline-style="none" style:font-size-asian="9pt" style:font-name-complex="B Titr" style:font-family-complex="'B Titr'" style:font-family-generic-complex="system" style:font-pitch-complex="variable" style:font-size-complex="9pt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font-name-asian="Calibri1" style:font-family-asian="Calibri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371" style:display-name="ListLabel 371" style:family="text">
      <style:text-properties style:font-name-complex="Courier New" style:font-family-complex="'Courier New'" style:font-family-generic-complex="system" style:font-pitch-complex="variable"/>
    </style:style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>
      <style:text-properties style:font-name-complex="Courier New" style:font-family-complex="'Courier New'" style:font-family-generic-complex="system" style:font-pitch-complex="variable"/>
    </style:style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>
      <style:text-properties style:font-name-complex="Courier New" style:font-family-complex="'Courier New'" style:font-family-generic-complex="system" style:font-pitch-complex="variable"/>
    </style:style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fo:font-weight="bold" style:font-weight-asian="bold" style:font-weight-complex="bold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>
      <style:text-properties fo:font-size="12pt" fo:font-weight="bold" style:font-size-asian="12pt" style:font-weight-asian="bold" style:font-size-complex="12pt" style:font-weight-complex="bold"/>
    </style:style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ListLabel_20_415" style:display-name="ListLabel 415" style:family="text">
      <style:text-properties style:font-name-asian="Times New Roman2" style:font-family-asian="'Times New Roman'" style:font-family-generic-asian="system" style:font-pitch-asian="variable" style:font-name-complex="B Nazanin" style:font-family-complex="'B Nazanin'" style:font-family-generic-complex="system" style:font-pitch-complex="variable"/>
    </style:style>
    <style:style style:name="ListLabel_20_416" style:display-name="ListLabel 416" style:family="text"/>
    <style:style style:name="ListLabel_20_417" style:display-name="ListLabel 417" style:family="text"/>
    <style:style style:name="ListLabel_20_418" style:display-name="ListLabel 418" style:family="text"/>
    <style:style style:name="ListLabel_20_419" style:display-name="ListLabel 419" style:family="text"/>
    <style:style style:name="ListLabel_20_420" style:display-name="ListLabel 420" style:family="text"/>
    <style:style style:name="ListLabel_20_421" style:display-name="ListLabel 421" style:family="text"/>
    <style:style style:name="ListLabel_20_422" style:display-name="ListLabel 422" style:family="text"/>
    <style:style style:name="ListLabel_20_423" style:display-name="ListLabel 423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-" style:num-suffix="-" style:num-format="أ, ب, ت, ..." text:start-value="2">
        <style:list-level-properties text:list-level-position-and-space-mode="label-alignment">
          <style:list-level-label-alignment text:label-followed-by="listtab" fo:text-indent="-0.25in" fo:margin-left="0.519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93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93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193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9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9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193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93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717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717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717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717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717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717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717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717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71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أ, ب, ت, ...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736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736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736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736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736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736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736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736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736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3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693in"/>
        </style:list-level-properties>
        <style:text-properties fo:font-family="Symbol" style:font-charset="x-symbol"/>
      </text:list-level-style-bullet>
      <text:list-level-style-bullet text:level="2" text:style-name="ListLabel_20_3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693in"/>
        </style:list-level-properties>
        <style:text-properties fo:font-family="'Courier New'"/>
      </text:list-level-style-bullet>
      <text:list-level-style-bullet text:level="3" text:style-name="ListLabel_20_3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693in"/>
        </style:list-level-properties>
        <style:text-properties fo:font-family="Wingdings" style:font-charset="x-symbol"/>
      </text:list-level-style-bullet>
      <text:list-level-style-bullet text:level="4" text:style-name="ListLabel_20_37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693in"/>
        </style:list-level-properties>
        <style:text-properties fo:font-family="Symbol" style:font-charset="x-symbol"/>
      </text:list-level-style-bullet>
      <text:list-level-style-bullet text:level="5" text:style-name="ListLabel_20_3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693in"/>
        </style:list-level-properties>
        <style:text-properties fo:font-family="'Courier New'"/>
      </text:list-level-style-bullet>
      <text:list-level-style-bullet text:level="6" text:style-name="ListLabel_20_3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693in"/>
        </style:list-level-properties>
        <style:text-properties fo:font-family="Wingdings" style:font-charset="x-symbol"/>
      </text:list-level-style-bullet>
      <text:list-level-style-bullet text:level="7" text:style-name="ListLabel_20_3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693in"/>
        </style:list-level-properties>
        <style:text-properties fo:font-family="Symbol" style:font-charset="x-symbol"/>
      </text:list-level-style-bullet>
      <text:list-level-style-bullet text:level="8" text:style-name="ListLabel_20_3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693in"/>
        </style:list-level-properties>
        <style:text-properties fo:font-family="'Courier New'"/>
      </text:list-level-style-bullet>
      <text:list-level-style-bullet text:level="9" text:style-name="ListLabel_20_3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693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2693in"/>
        </style:list-level-properties>
      </text:list-level-style-number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693in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693in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693in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693in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693in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693in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693in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69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406" loext:num-list-format="%1%-" style:num-suffix="-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number text:level="2" text:style-name="ListLabel_20_40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8335in"/>
        </style:list-level-properties>
      </text:list-level-style-number>
      <text:list-level-style-number text:level="3" text:style-name="ListLabel_20_40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3335in"/>
        </style:list-level-properties>
      </text:list-level-style-number>
      <text:list-level-style-number text:level="4" text:style-name="ListLabel_20_40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8335in"/>
        </style:list-level-properties>
      </text:list-level-style-number>
      <text:list-level-style-number text:level="5" text:style-name="ListLabel_20_41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335in"/>
        </style:list-level-properties>
      </text:list-level-style-number>
      <text:list-level-style-number text:level="6" text:style-name="ListLabel_20_41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335in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3335in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335in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3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bullet text:level="1" text:style-name="ListLabel_20_415" loext:num-list-format="-" style:num-suffix="-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'Times New Roman'"/>
      </text:list-level-style-bullet>
      <text:list-level-style-number text:level="2" text:style-name="ListLabel_20_416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1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1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2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2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margin-left="-0.3937in" fo:margin-right="-0.2957in" fo:text-align="end" style:justify-single-word="false" style:writing-mode="rl-tb"/>
    </style:style>
    <style:style style:name="MP2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style:font-name="IranNastaliq" fo:font-size="13pt" style:font-size-asian="13pt" style:font-name-complex="IranNastaliq1" style:font-size-complex="13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Header">
      <style:paragraph-properties fo:margin-left="3.4665in" fo:margin-right="-0.2953in" fo:line-height="0.1807in" fo:text-align="end" style:justify-single-word="false" style:writing-mode="rl-tb">
        <style:tab-stops>
          <style:tab-stop style:position="6.5in" style:type="right"/>
        </style:tab-stops>
      </style:paragraph-properties>
      <style:text-properties fo:font-size="9pt" style:font-size-asian="9pt" style:font-name-complex="B Nazanin" style:font-size-complex="9pt"/>
    </style:style>
    <style:style style:name="MP5" style:family="paragraph" style:parent-style-name="Header">
      <style:paragraph-properties fo:margin-left="0.1028in" fo:margin-right="-0.2957in" fo:text-align="end" style:justify-single-word="false" fo:text-indent="-0.0016in" style:auto-text-indent="false" style:writing-mode="rl-tb">
        <style:tab-stops>
          <style:tab-stop style:position="6.5in" style:type="right"/>
        </style:tab-stops>
      </style:paragraph-properties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MP6" style:family="paragraph" style:parent-style-name="Footer">
      <style:paragraph-properties fo:text-align="center" style:justify-single-word="false" style:writing-mode="rl-tb"/>
      <style:text-properties style:font-name-complex="IRZar1"/>
    </style:style>
    <style:style style:name="MP7" style:family="paragraph" style:parent-style-name="Footer">
      <style:text-properties style:font-name-complex="IRZar1" style:font-size-complex="9pt"/>
    </style:style>
    <style:style style:name="MT1" style:family="text">
      <style:text-properties style:font-name="IranNastaliq" fo:font-size="13pt" style:font-size-asian="13pt" style:font-name-complex="IranNastaliq1" style:font-size-complex="13pt"/>
    </style:style>
    <style:style style:name="MT2" style:family="text">
      <style:text-properties fo:font-size="9pt" style:font-size-asian="9pt" style:font-name-complex="B Nazanin" style:font-size-complex="9pt"/>
    </style:style>
    <style:style style:name="MT3" style:family="text">
      <style:text-properties style:font-name="IranNastaliq" fo:font-size="15pt" style:text-underline-style="solid" style:text-underline-width="auto" style:text-underline-color="font-color" style:font-size-asian="15pt" style:font-name-complex="IranNastaliq1" style:font-size-complex="15pt"/>
    </style:style>
    <style:style style:name="MT4" style:family="text">
      <style:text-properties style:font-name="Times New Roman1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solid" svg:stroke-width="0.0035in" svg:stroke-color="#d8d8d8" draw:stroke-linejoin="round" draw:fill="none" loext:fill-use-slide-background="false" draw:textarea-vertical-align="top" draw:auto-grow-height="false" fo:min-height="0in" fo:min-width="0.6634in" fo:padding-top="0.0492in" fo:padding-bottom="0.0492in" fo:padding-left="0.0984in" fo:padding-right="0.0984in" fo:wrap-option="wrap" loext:decorative="false" fo:margin-left="0in" fo:margin-right="0.0154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6.7626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102in" svg:stroke-color="#404040" draw:stroke-linejoin="round" draw:fill="none" loext:fill-use-slide-background="false" draw:textarea-vertical-align="top" draw:auto-grow-height="false" fo:min-height="0in" fo:min-width="7.3043in" fo:padding-top="0.0492in" fo:padding-bottom="0.0492in" fo:padding-left="0.0984in" fo:padding-right="0.0984in" fo:wrap-option="wrap" loext:decorative="false" fo:margin-left="0in" fo:margin-right="0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248in" fo:margin-bottom="0.398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3272in" fo:margin-left="0in" fo:margin-right="0in" fo:margin-bottom="1.2874in" style:dynamic-spacing="true"/>
      </style:header-style>
      <style:footer-style>
        <style:header-footer-properties fo:min-height="0.3898in" fo:margin-left="0in" fo:margin-right="0in" fo:margin-top="0.3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 loext:marker-style-name="MT1"><draw:frame draw:style-name="Mfr1" draw:name="Picture 6" text:anchor-type="char" svg:x="5.8016in" svg:y="0.0173in" svg:width="0.6134in" svg:height="0.8807in" draw:z-index="1"><draw:image xlink:href="Pictures/10000001000000D60000012F398B30D6.png" xlink:type="simple" xlink:show="embed" xlink:actuate="onLoad" draw:mime-type="image/png"/></draw:frame></text:p>
        <text:p text:style-name="MP2" loext:marker-style-name="MT1"><draw:custom-shape text:anchor-type="char" draw:z-index="5" draw:name="AutoShape 3" draw:style-name="Mgr1" draw:text-style-name="MP3" svg:width="0.8598in" svg:height="0.0012in" svg:x="-0.2665in" svg:y="0.1272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ext:p text:style-name="MP4" loext:marker-style-name="MT2"><draw:frame draw:style-name="Mfr2" draw:name="Picture 16" text:anchor-type="char" svg:x="4.6882in" svg:y="0.0591in" svg:width="1.1134in" svg:height="0.4173in" draw:z-index="9"><draw:image xlink:href="Pictures/10000001000001CD000000ACA076338B.png" xlink:type="simple" xlink:show="embed" xlink:actuate="onLoad" draw:mime-type="image/png"/><svg:desc>1</svg:desc></draw:frame><draw:custom-shape text:anchor-type="char" draw:z-index="7" draw:name="AutoShape 4" draw:style-name="Mgr1" draw:text-style-name="MP3" svg:width="0.8598in" svg:height="0.0012in" svg:x="-0.2736in" svg:y="0.1409in"><text:p/><draw:enhanced-geometry draw:mirror-horizontal="fals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/text:p>
        <text:p text:style-name="MP5" loext:marker-style-name="MT3"><draw:custom-shape text:anchor-type="char" draw:z-index="3" draw:name="AutoShape 1" draw:style-name="Mgr2" draw:text-style-name="MP3" svg:width="6.9594in" svg:height="0.0012in" svg:x="-0.3126in" svg:y="0.4165in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<draw:frame draw:style-name="Mfr2" draw:name="Picture 17" text:anchor-type="char" svg:x="5.2256in" svg:y="0.4311in" svg:width="0.872in" svg:height="0.3508in" draw:z-index="11"><draw:image xlink:href="Pictures/10000001000001040000008EFCDD0C2E.png" xlink:type="simple" xlink:show="embed" xlink:actuate="onLoad" draw:mime-type="image/png"/><svg:desc>2</svg:desc></draw:frame></text:p>
      </style:header>
      <style:footer>
        <text:p text:style-name="MP6"><draw:custom-shape text:anchor-type="char" draw:z-index="13" draw:name="AutoShape 8" draw:style-name="Mgr3" draw:text-style-name="MP3" svg:width="7.5012in" svg:height="0.0012in" svg:x="-0.1917in" svg:y="0.0035in"><text:p/><draw:enhanced-geometry draw:mirror-horizontal="true" draw:mirror-vertical="false" svg:viewBox="0 0 0 0" draw:text-areas="0 0 ?f0 ?f1" draw:type="ooxml-straightConnector1" draw:enhanced-path="M 0 0 L ?f0 ?f1 F N"><draw:equation draw:name="f0" draw:formula="logwidth"/><draw:equation draw:name="f1" draw:formula="logheight"/></draw:enhanced-geometry></draw:custom-shape>نشانی: تهران، انتهای بزرگراه شهيد ستاری، ميدان دانشگاه،<text:span text:style-name="MT4"> بلوار شهدای حصارك، </text:span>سازمان مركزی دانشگاه آزاد اسلامی <text:span text:style-name="MT4">–</text:span> تلفن:۳۷ - ۴۷۹۱۲۳۲۵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hasem</meta:initial-creator>
    <meta:editing-cycles>26</meta:editing-cycles>
    <meta:print-date>2023-10-14T07:12:00</meta:print-date>
    <meta:creation-date>2023-10-14T07:35:00</meta:creation-date>
    <dc:date>2025-05-12T08:53:45.885880068</dc:date>
    <meta:editing-duration>PT27M51S</meta:editing-duration>
    <meta:generator>LibreOffice/24.2.7.2$Linux_X86_64 LibreOffice_project/420$Build-2</meta:generator>
    <meta:document-statistic meta:table-count="1" meta:image-count="3" meta:object-count="0" meta:page-count="2" meta:paragraph-count="32" meta:word-count="276" meta:character-count="2100" meta:non-whitespace-character-count="1293"/>
    <meta:user-defined meta:name="AppVersion">16.0000</meta:user-defined>
    <meta:template xlink:type="simple" xlink:actuate="onRequest" xlink:title="Normal.dotm" xlink:href=""/>
  </office:meta>
</office:document-meta>
</file>